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paragraph" style:name="a86dad2">
      <style:paragraph-properties fo:break-before="page"/>
    </style:style>
    <style:style style:family="paragraph" style:name="P4" style:parent-style-name="Standard">
      <style:text-properties fo:country="US" fo:font-size="13pt" fo:language="en" style:font-name="Impact" style:font-size-asian="13pt" style:font-size-complex="13pt"/>
    </style:style>
    <style:style style:family="paragraph" style:list-style-name="L1" style:name="P3" style:parent-style-name="Standard">
      <style:text-properties fo:country="GR" fo:language="el" style:font-name="Arial"/>
    </style:style>
    <style:style style:family="paragraph" style:name="P2" style:parent-style-name="Standard">
      <style:text-properties fo:country="GR" fo:language="el" style:font-name="Arial"/>
    </style:style>
    <style:style style:family="text" style:name="T2">
      <style:text-properties fo:country="GR" fo:font-weight="bold" fo:language="el" style:font-weight-asian="bold" style:font-weight-complex="bold"/>
    </style:style>
    <text:list-style style:name="L1">
      <text:list-level-style-bullet style:num-suffix="."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style:num-suffix="." text:bullet-char="•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  <style:text-properties style:font-name="StarSymbol"/>
      </text:list-level-style-bullet>
      <text:list-level-style-bullet style:num-suffix="." text:bullet-char="•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StarSymbol"/>
      </text:list-level-style-bullet>
      <text:list-level-style-bullet style:num-suffix="."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  <style:text-properties style:font-name="StarSymbol"/>
      </text:list-level-style-bullet>
      <text:list-level-style-bullet style:num-suffix="." text:bullet-char="•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StarSymbol"/>
      </text:list-level-style-bullet>
      <text:list-level-style-bullet style:num-suffix="." text:bullet-char="•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  <style:text-properties style:font-name="StarSymbol"/>
      </text:list-level-style-bullet>
      <text:list-level-style-bullet style:num-suffix="."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tarSymbol"/>
      </text:list-level-style-bullet>
      <text:list-level-style-bullet style:num-suffix="." text:bullet-char="•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  <style:text-properties style:font-name="StarSymbol"/>
      </text:list-level-style-bullet>
      <text:list-level-style-bullet style:num-suffix="." text:bullet-char="•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StarSymbol"/>
      </text:list-level-style-bullet>
      <text:list-level-style-bullet style:num-suffix="."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  <style:text-properties style:font-name="StarSymbol"/>
      </text:list-level-style-bullet>
    </text:list-style>
    <style:style style:family="text" style:name="T3">
      <style:text-properties fo:color="#800000" fo:country="GR" fo:language="el"/>
    </style:style>
    <style:style style:family="text" style:name="T1">
      <style:text-properties fo:country="GR" fo:language="el"/>
    </style:style>
    <style:style style:family="paragraph" style:name="P1" style:parent-style-name="Standard">
      <style:text-properties fo:country="US" fo:language="en" style:font-name="Arial"/>
    </style:style>
    <style:style style:family="section" style:name="Sect1">
      <style:section-properties style:editable="false">
        <style:columns fo:column-count="1" fo:column-gap="0cm"/>
      </style:section-properties>
    </style:style>
    <style:style style:family="paragraph" style:name="P1-af3020c" style:parent-style-name="Standard">
      <style:text-properties fo:country="US" fo:language="en" style:font-name="Arial"/>
    </style:style>
    <style:style style:family="paragraph" style:name="P2-af8d1d4" style:parent-style-name="Standard">
      <style:text-properties fo:country="GR" fo:language="el" style:font-name="Arial"/>
    </style:style>
    <style:style style:family="paragraph" style:name="ae7d5f2">
      <style:paragraph-properties fo:break-before="page"/>
    </style:style>
    <style:style style:family="text" style:name="T1-a77dc05">
      <style:text-properties style:font-name="Arial"/>
    </style:style>
    <style:style style:family="paragraph" style:name="P2-a60743e" style:parent-style-name="Standard">
      <style:paragraph-properties fo:text-align="center" style:justify-single-word="false"/>
      <style:text-properties fo:background-color="#ffffff" fo:color="#2323dc" fo:font-size="12pt" fo:font-weight="bold" style:font-size-asian="12pt" style:font-size-complex="12pt" style:font-weight-asian="bold" style:font-weight-complex="bold"/>
    </style:style>
    <style:style style:family="text" style:name="T2-a71e916">
      <style:text-properties fo:font-style="italic" style:font-name="Arial" style:font-style-asian="italic" style:font-style-complex="italic"/>
    </style:style>
    <style:style style:family="paragraph" style:name="P1-ae0ea79" style:parent-style-name="Standard">
      <style:text-properties fo:background-color="#ffffff" fo:color="#2323dc" fo:font-size="11pt" style:font-size-asian="9.60000038146973pt" style:font-size-complex="11pt"/>
    </style:style>
    <style:style style:family="section" style:name="Sect1-adff2f2">
      <style:section-properties style:editable="false">
        <style:columns fo:column-count="1" fo:column-gap="0cm"/>
      </style:section-properties>
    </style:style>
    <style:style style:family="paragraph" style:name="a36ba4c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This page is a preface. The next page contains the letter to family Astaire.</text:p>
      <text:p text:style-name="a86dad2"/>
      <text:user-field-decls>
        <text:user-field-decl office:value="0" office:value-type="float" text:name="-a7f5d47"/>
        <text:user-field-decl office:string-value="father_l" office:value-type="string" text:name="family.father.lastName-a79b8da"/>
        <text:user-field-decl office:string-value="destination" office:value-type="string" text:name="destination-a1cb5f7"/>
        <text:user-field-decl office:string-value="father_f" office:value-type="string" text:name="family.father.firstName-a75b638"/>
        <text:user-field-decl office:string-value="mother_l" office:value-type="string" text:name="family.mother.lastName-a879cd6"/>
        <text:user-field-decl office:string-value="mother_f" office:value-type="string" text:name="family.mother.firstName-a650020"/>
        <text:user-field-decl office:value="36892" office:value-type="float" text:name="period.left-ad137f7"/>
        <text:user-field-decl office:value="1" office:value-type="float" text:name="period.right-a895013"/>
        <text:user-field-decl office:value="36892" office:value-type="float" text:name="family.mariageDate-aa8c3a5"/>
      </text:user-field-decls>
      <text:section text:name="Section1-a84f2a9" text:style-name="Sect1">
        <text:p text:style-name="P1"><text:span text:style-name="T1">Αγαπητή οικογένεια </text:span><text:span>Astaire</text:span>,</text:p>
        <text:p text:style-name="P1"/>
        <text:p text:style-name="P1">H <text:span text:style-name="T1">εταιρία μας σας προσφέρει για την επέτειο του γάμου σας (</text:span><text:span text:style-name="T3"><text:span>Tue Mar 11 00:00:00 EET 1941</text:span></text:span><text:span text:style-name="T1">) ένα ταξίδι για </text:span><text:span text:style-name="T2"><text:span>New York</text:span></text:span><text:span text:style-name="T1"> με πλήρη διαμονή για το διάστημα από </text:span><text:span text:style-name="T1"><text:span>Tue Jan 31 00:00:00 EET 2012</text:span></text:span> <text:span text:style-name="T1">έως </text:span><text:span text:style-name="T1"><text:span>Fri Mar 30 00:00:00 EEST 2012</text:span></text:span><text:span text:style-name="T1">. </text:span></text:p>
        <text:p text:style-name="P2"/>
        <text:p text:style-name="P2">Για τη διαμονή μπορείτε να επιλέξετε ξενοδοχείο της αρεσκείας σας. </text:p>
        <text:p text:style-name="P2">Η προσφορά ισχύει για τους:</text:p>
        <text:list text:style-name="L1" xml:id="list875100920-a82add7">
          <text:list-item>
            <text:p text:style-name="P3"><text:span>Fred</text:span> <text:span>Astaire</text:span></text:p>
          </text:list-item>
          <text:list-item>
            <text:p text:style-name="P3"><text:span>Ginger</text:span> <text:span>Rodgers</text:span></text:p>
          </text:list-item>
        </text:list>
        <text:p text:style-name="P2"/>
        <text:p text:style-name="P2">Στη διάθεσή σας.</text:p>
        <text:p text:style-name="P4">SuperCompany.</text:p>
      </text:section>
      <text:p text:style-name="P1-af3020c"/>
      <text:p text:style-name="P2-af8d1d4"/>
      <text:p text:style-name="P2-af8d1d4"/>
      <text:p text:style-name="P2-af8d1d4"/>
      <text:p text:style-name="P2-af8d1d4"/>
      <text:p text:style-name="ae7d5f2"/>
      <text:section text:name="Section1-a2729e6" text:style-name="Sect1-adff2f2">
        <text:p text:style-name="P2-a60743e"><text:span text:style-name="T1-a77dc05">Small Text</text:span></text:p>
        <text:p text:style-name="P1-ae0ea79"><text:span text:style-name="T1-a77dc05">This is a small blue text with just a few lines. It could be used for various reasons. It is intended to be a small text without two many features. </text:span></text:p>
        <text:p text:style-name="P1-ae0ea79"><text:span text:style-name="T1-a77dc05">The whole text will be in one section with the name </text:span><text:span text:style-name="T2-a71e916">Section1.</text:span></text:p>
        <text:p text:style-name="P1-ae0ea79"><text:span text:style-name="T1-a77dc05"/></text:p>
      </text:section>
      <text:section text:name="Section1-abdd13f" text:style-name="Sect1-adff2f2">
        <text:p text:style-name="P2-a60743e"><text:span text:style-name="T1-a77dc05">Small Text</text:span></text:p>
        <text:p text:style-name="P1-ae0ea79"><text:span text:style-name="T1-a77dc05">This is a small blue text with just a few lines. It could be used for various reasons. It is intended to be a small text without two many features. </text:span></text:p>
        <text:p text:style-name="P1-ae0ea79"><text:span text:style-name="T1-a77dc05">The whole text will be in one section with the name </text:span><text:span text:style-name="T2-a71e916">Section1.</text:span></text:p>
        <text:p text:style-name="P1-ae0ea79"><text:span text:style-name="T1-a77dc05"/></text:p>
      </text:section>
      <text:section text:name="Section1-a9f84d0" text:style-name="Sect1-adff2f2">
        <text:p text:style-name="P2-a60743e"><text:span text:style-name="T1-a77dc05">Small Text</text:span></text:p>
        <text:p text:style-name="P1-ae0ea79"><text:span text:style-name="T1-a77dc05">This is a small blue text with just a few lines. It could be used for various reasons. It is intended to be a small text without two many features. </text:span></text:p>
        <text:p text:style-name="P1-ae0ea79"><text:span text:style-name="T1-a77dc05">The whole text will be in one section with the name </text:span><text:span text:style-name="T2-a71e916">Section1.</text:span></text:p>
        <text:p text:style-name="P1-ae0ea79"><text:span text:style-name="T1-a77dc05"/></text:p>
      </text:section>
      <text:p text:style-name="a36ba4c"/>
      <text:p>This is the last paragraph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50</meta:creation-date>
    <meta:editing-cycles>1</meta:editing-cycles>
    <dc:language>el</dc:language>
    <dc:creator>nakoss</dc:creator>
    <dc:date>2013-05-10T14:50:51</dc:date>
    <meta:editing-duration>PT0.593S</meta:editing-duration>
  </office:meta>
</office:document-meta>
</file>